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012cm"/>
    </style:style>
    <style:style style:name="co2" style:family="table-column">
      <style:table-column-properties fo:break-before="auto" style:column-width="1.055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099cm"/>
    </style:style>
    <style:style style:name="co7" style:family="table-column">
      <style:table-column-properties fo:break-before="auto" style:column-width="1.346cm"/>
    </style:style>
    <style:style style:name="co8" style:family="table-column">
      <style:table-column-properties fo:break-before="auto" style:column-width="2.18cm"/>
    </style:style>
    <style:style style:name="co9" style:family="table-column">
      <style:table-column-properties fo:break-before="auto" style:column-width="3.39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number-columns-repeated="7"/>
          <table:table-cell table:style-name="ce3" office:value-type="string" table:number-columns-spanned="5" table:number-rows-spanned="1">
            <text:p>Linear</text:p>
          </table:table-cell>
          <table:covered-table-cell table:number-columns-repeated="4"/>
        </table:table-row>
        <table:table-row table:style-name="ro1">
          <table:table-cell/>
          <table:table-cell table:style-name="ce1" office:value-type="string">
            <text:p>Jobs</text:p>
          </table:table-cell>
          <table:table-cell table:style-name="ce1" office:value-type="string">
            <text:p>Machines</text:p>
          </table:table-cell>
          <table:table-cell table:style-name="ce1" office:value-type="string">
            <text:p>GSeed</text:p>
          </table:table-cell>
          <table:table-cell table:style-name="ce1" office:value-type="string">
            <text:p>ESeed</text:p>
          </table:table-cell>
          <table:table-cell table:style-name="ce1" office:value-type="string">
            <text:p>DOD</text:p>
          </table:table-cell>
          <table:table-cell table:style-name="ce1" office:value-type="string">
            <text:p>EDOD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OVERSPENT TIME</text:p>
          </table:table-cell>
          <table:table-cell table:style-name="ce1" office:value-type="string">
            <text:p>TW OVERRUN</text:p>
          </table:table-cell>
          <table:table-cell table:style-name="ce1" office:value-type="string">
            <text:p>MS CPT TIME</text:p>
          </table:table-cell>
          <table:table-cell table:style-name="ce1" office:value-type="string">
            <text:p>EXEC TIME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93.754">
            <text:p>8993.754</text:p>
          </table:table-cell>
          <table:table-cell table:style-name="ce5" office:value-type="string">
            <text:p>00:00:00.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2:55.35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0">
            <text:p>2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93.754">
            <text:p>8993.754</text:p>
          </table:table-cell>
          <table:table-cell table:style-name="ce5" office:value-type="string">
            <text:p>00:00:00.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7.53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00">
            <text:p>3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93.754">
            <text:p>8993.754</text:p>
          </table:table-cell>
          <table:table-cell table:style-name="ce5" office:value-type="string">
            <text:p>00:00:00.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9.32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00">
            <text:p>4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93.754">
            <text:p>8993.754</text:p>
          </table:table-cell>
          <table:table-cell table:style-name="ce5" office:value-type="string">
            <text:p>00:00:00.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3:40.81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00">
            <text:p>5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93.754">
            <text:p>8993.754</text:p>
          </table:table-cell>
          <table:table-cell table:style-name="ce5" office:value-type="string">
            <text:p>00:00:00.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45.50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33">
            <text:p>0.33</text:p>
          </table:table-cell>
          <table:table-cell table:style-name="ce2" office:value-type="float" office:value="8063.642">
            <text:p>8063.642</text:p>
          </table:table-cell>
          <table:table-cell table:style-name="ce5" office:value-type="string">
            <text:p>00:07:41.0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3.66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33">
            <text:p>0.33</text:p>
          </table:table-cell>
          <table:table-cell table:style-name="ce2" office:value-type="float" office:value="8063.642">
            <text:p>8063.642</text:p>
          </table:table-cell>
          <table:table-cell table:style-name="ce5" office:value-type="string">
            <text:p>00:07:41.0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49.27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33">
            <text:p>0.33</text:p>
          </table:table-cell>
          <table:table-cell table:style-name="ce2" office:value-type="float" office:value="8063.642">
            <text:p>8063.642</text:p>
          </table:table-cell>
          <table:table-cell table:style-name="ce5" office:value-type="string">
            <text:p>00:07:41.0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1.15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33">
            <text:p>0.33</text:p>
          </table:table-cell>
          <table:table-cell table:style-name="ce2" office:value-type="float" office:value="8063.642">
            <text:p>8063.642</text:p>
          </table:table-cell>
          <table:table-cell table:style-name="ce5" office:value-type="string">
            <text:p>00:07:41.0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1.08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33">
            <text:p>0.33</text:p>
          </table:table-cell>
          <table:table-cell table:style-name="ce2" office:value-type="float" office:value="8063.642">
            <text:p>8063.642</text:p>
          </table:table-cell>
          <table:table-cell table:style-name="ce5" office:value-type="string">
            <text:p>00:07:41.0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0.22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66">
            <text:p>0.66</text:p>
          </table:table-cell>
          <table:table-cell table:style-name="ce2" office:value-type="float" office:value="8451.987">
            <text:p>8451.987</text:p>
          </table:table-cell>
          <table:table-cell table:style-name="ce5" office:value-type="string">
            <text:p>00:11:32.0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1.10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66">
            <text:p>0.66</text:p>
          </table:table-cell>
          <table:table-cell table:style-name="ce2" office:value-type="float" office:value="8451.987">
            <text:p>8451.987</text:p>
          </table:table-cell>
          <table:table-cell table:style-name="ce5" office:value-type="string">
            <text:p>00:11:32.0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44.39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66">
            <text:p>0.66</text:p>
          </table:table-cell>
          <table:table-cell table:style-name="ce2" office:value-type="float" office:value="8451.987">
            <text:p>8451.987</text:p>
          </table:table-cell>
          <table:table-cell table:style-name="ce5" office:value-type="string">
            <text:p>00:11:32.0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45.59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66">
            <text:p>0.66</text:p>
          </table:table-cell>
          <table:table-cell table:style-name="ce2" office:value-type="float" office:value="8451.987">
            <text:p>8451.987</text:p>
          </table:table-cell>
          <table:table-cell table:style-name="ce5" office:value-type="string">
            <text:p>00:11:32.0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49.62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66">
            <text:p>0.66</text:p>
          </table:table-cell>
          <table:table-cell table:style-name="ce2" office:value-type="float" office:value="8451.987">
            <text:p>8451.987</text:p>
          </table:table-cell>
          <table:table-cell table:style-name="ce5" office:value-type="string">
            <text:p>00:11:32.0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1.16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460.845">
            <text:p>8460.845</text:p>
          </table:table-cell>
          <table:table-cell table:style-name="ce5" office:value-type="string">
            <text:p>00:06:55.0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0.41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460.845">
            <text:p>8460.845</text:p>
          </table:table-cell>
          <table:table-cell table:style-name="ce5" office:value-type="string">
            <text:p>00:06:55.0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1.56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460.845">
            <text:p>8460.845</text:p>
          </table:table-cell>
          <table:table-cell table:style-name="ce5" office:value-type="string">
            <text:p>00:06:55.0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43.01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460.845">
            <text:p>8460.845</text:p>
          </table:table-cell>
          <table:table-cell table:style-name="ce5" office:value-type="string">
            <text:p>00:06:55.0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42.50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460.845">
            <text:p>8460.845</text:p>
          </table:table-cell>
          <table:table-cell table:style-name="ce5" office:value-type="string">
            <text:p>00:06:55.0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0.48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33">
            <text:p>0.33</text:p>
          </table:table-cell>
          <table:table-cell table:style-name="ce2" office:value-type="float" office:value="9030.074">
            <text:p>9030.074</text:p>
          </table:table-cell>
          <table:table-cell table:style-name="ce5" office:value-type="string">
            <text:p>00:00:00.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45.04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33">
            <text:p>0.33</text:p>
          </table:table-cell>
          <table:table-cell table:style-name="ce2" office:value-type="float" office:value="9030.074">
            <text:p>9030.074</text:p>
          </table:table-cell>
          <table:table-cell table:style-name="ce5" office:value-type="string">
            <text:p>00:00:00.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45.96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33">
            <text:p>0.33</text:p>
          </table:table-cell>
          <table:table-cell table:style-name="ce2" office:value-type="float" office:value="9030.074">
            <text:p>9030.074</text:p>
          </table:table-cell>
          <table:table-cell table:style-name="ce5" office:value-type="string">
            <text:p>00:00:00.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4.15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33">
            <text:p>0.33</text:p>
          </table:table-cell>
          <table:table-cell table:style-name="ce2" office:value-type="float" office:value="9030.074">
            <text:p>9030.074</text:p>
          </table:table-cell>
          <table:table-cell table:style-name="ce5" office:value-type="string">
            <text:p>00:00:00.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5.25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33">
            <text:p>0.33</text:p>
          </table:table-cell>
          <table:table-cell table:style-name="ce2" office:value-type="float" office:value="9030.074">
            <text:p>9030.074</text:p>
          </table:table-cell>
          <table:table-cell table:style-name="ce5" office:value-type="string">
            <text:p>00:00:00.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46.54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66">
            <text:p>0.66</text:p>
          </table:table-cell>
          <table:table-cell table:style-name="ce2" office:value-type="float" office:value="9030.074">
            <text:p>9030.074</text:p>
          </table:table-cell>
          <table:table-cell table:style-name="ce5" office:value-type="string">
            <text:p>00:00:00.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5.24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66">
            <text:p>0.66</text:p>
          </table:table-cell>
          <table:table-cell table:style-name="ce2" office:value-type="float" office:value="9030.074">
            <text:p>9030.074</text:p>
          </table:table-cell>
          <table:table-cell table:style-name="ce5" office:value-type="string">
            <text:p>00:00:00.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45.69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66">
            <text:p>0.66</text:p>
          </table:table-cell>
          <table:table-cell table:style-name="ce2" office:value-type="float" office:value="9030.074">
            <text:p>9030.074</text:p>
          </table:table-cell>
          <table:table-cell table:style-name="ce5" office:value-type="string">
            <text:p>00:00:00.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2.43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66">
            <text:p>0.66</text:p>
          </table:table-cell>
          <table:table-cell table:style-name="ce2" office:value-type="float" office:value="9030.074">
            <text:p>9030.074</text:p>
          </table:table-cell>
          <table:table-cell table:style-name="ce5" office:value-type="string">
            <text:p>00:00:00.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3:30.10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66">
            <text:p>0.66</text:p>
          </table:table-cell>
          <table:table-cell table:style-name="ce2" office:value-type="float" office:value="9030.074">
            <text:p>9030.074</text:p>
          </table:table-cell>
          <table:table-cell table:style-name="ce5" office:value-type="string">
            <text:p>00:00:00.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2.98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9030.074">
            <text:p>9030.074</text:p>
          </table:table-cell>
          <table:table-cell table:style-name="ce5" office:value-type="string">
            <text:p>00:00:04.0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3.34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0">
            <text:p>2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9030.074">
            <text:p>9030.074</text:p>
          </table:table-cell>
          <table:table-cell table:style-name="ce5" office:value-type="string">
            <text:p>00:00:04.0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1.83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00">
            <text:p>3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9030.074">
            <text:p>9030.074</text:p>
          </table:table-cell>
          <table:table-cell table:style-name="ce5" office:value-type="string">
            <text:p>00:00:04.0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49.89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00">
            <text:p>4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9030.074">
            <text:p>9030.074</text:p>
          </table:table-cell>
          <table:table-cell table:style-name="ce5" office:value-type="string">
            <text:p>00:00:04.0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0.31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00">
            <text:p>5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9030.074">
            <text:p>9030.074</text:p>
          </table:table-cell>
          <table:table-cell table:style-name="ce5" office:value-type="string">
            <text:p>00:00:04.0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00:00:00.00</text:p>
          </table:table-cell>
          <table:table-cell table:style-name="ce5" office:value-type="string">
            <text:p>00:00:50.51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DISTANCES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table:style-name="Default" office:value-type="string">
            <text:p>Lin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table:style-name="Default" office:value-type="float" office:value="8451.987">
            <text:p>8451.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table:style-name="Default" office:value-type="float" office:value="8451.987">
            <text:p>8451.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table:style-name="Default" office:value-type="float" office:value="8451.987">
            <text:p>8451.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table:style-name="Default" office:value-type="float" office:value="8451.987">
            <text:p>8451.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table:style-name="Default" office:value-type="float" office:value="8451.987">
            <text:p>8451.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table:style-name="Default" office:value-type="float" office:value="8063.642">
            <text:p>8063.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table:style-name="Default" office:value-type="float" office:value="8063.642">
            <text:p>8063.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table:style-name="Default" office:value-type="float" office:value="8063.642">
            <text:p>8063.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table:style-name="Default" office:value-type="float" office:value="8063.642">
            <text:p>8063.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table:style-name="Default" office:value-type="float" office:value="8063.642">
            <text:p>8063.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Default" office:value-type="float" office:value="8460.845">
            <text:p>8460.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Default" office:value-type="float" office:value="8460.845">
            <text:p>8460.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Default" office:value-type="float" office:value="8460.845">
            <text:p>8460.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Default" office:value-type="float" office:value="8460.845">
            <text:p>8460.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Default" office:value-type="float" office:value="8460.845">
            <text:p>8460.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8993.754">
            <text:p>8993.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8993.754">
            <text:p>8993.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8993.754">
            <text:p>8993.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8993.754">
            <text:p>8993.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8993.754">
            <text:p>8993.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AVG DISTANCES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table:style-name="Default" office:value-type="string">
            <text:p>Lin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table:style-name="Default" office:value-type="float" office:value="8451.987">
            <text:p>8451.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table:style-name="Default" office:value-type="float" office:value="8063.642">
            <text:p>8063.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Default" office:value-type="float" office:value="8460.845">
            <text:p>8460.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float" office:value="8993.754">
            <text:p>8993.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Default" office:value-type="float" office:value="9030.074">
            <text:p>9030.07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OVERSPENT TIME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table:style-name="Default" office:value-type="string">
            <text:p>Lin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11:32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11:32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11:32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11:32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11:32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7:41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7:41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7:41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7:41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7:41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0:00:04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0:00:04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0:00:04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0:00:04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0:00:04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6:55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6:55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6:55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6:55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6:55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AVG OVERSPENT TIME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table:style-name="Default" office:value-type="string">
            <text:p>Lin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11:32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7:41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00:00:04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6:55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TIME WINDOWS OVERRUN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table:style-name="Default" office:value-type="string">
            <text:p>Lin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AVG TIME WINDOWS OVERRUN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table:style-name="Default" office:value-type="string">
            <text:p>Lin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SSION SCHEDULER COMPUTING TIME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table:style-name="Default" office:value-type="string">
            <text:p>Lin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AVG MISSION SCHEDULER COMPUTING TIME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table:style-name="Default" office:value-type="string">
            <text:p>Lin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00.0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OVERALL EXECUTION TIME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table:style-name="Default" office:value-type="string">
            <text:p>Lin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00:51.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00:44.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00:51.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00:49.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00:45.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45.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45.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46.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55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54.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0:53.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0:49.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0:50.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0:51.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0:51.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0:00:53.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0:00:51.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0:00:50.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0:00:50.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0:00:49.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0:50.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0:51.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0:50.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0:42.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0:43.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:02:55.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:00:57.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:00:45.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:03:40.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:00:59.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55.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45.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52.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3:30.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0:52.4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AVG OVERALL EXECUTION TIME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table:style-name="Default" office:value-type="string">
            <text:p>Lin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string">
            <text:p>00:00:48.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00:00:49.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string">
            <text:p>00:00:51.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00:00:51.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00:00:47.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00:01:51.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00:01:23.29</text:p>
          </table:table-cell>
          <table:table-cell table:number-columns-repeated="4"/>
        </table:table-row>
      </table:table>
      <table:database-ranges>
        <table:database-range table:name="__Anonymous_Sheet_DB__0" table:target-range-address="Feuille1.B2:Feuille1.L37">
          <table:sort>
            <table:sort-by table:field-number="4" table:data-type="automatic"/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18:1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21T18:13:23</dc:date>
    <meta:document-statistic meta:table-count="1" meta:cell-count="1912" meta:object-count="0"/>
    <meta:generator>LibreOffice/3.4$Unix LibreOffice_project/340m1$Build-502</meta:generator>
  </office:meta>
</office:document-meta>
</file>